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Heading_20_2">
      <style:paragraph-properties fo:margin-top="0in" fo:margin-bottom="0in" loext:contextual-spacing="false"/>
    </style:style>
    <style:style style:name="P4" style:family="paragraph" style:parent-style-name="Title" style:master-page-name="Standard">
      <style:paragraph-properties fo:margin-top="0in" fo:margin-bottom="0in" loext:contextual-spacing="false" fo:text-align="center" style:justify-single-word="false" style:page-number="1"/>
      <style:text-properties fo:font-size="18pt" style:font-size-asian="18pt" style:font-size-complex="18pt"/>
    </style:style>
    <style:style style:name="P5" style:family="paragraph" style:parent-style-name="Heading_20_2">
      <style:paragraph-properties fo:margin-top="0in" fo:margin-bottom="0in" loext:contextual-spacing="false"/>
    </style:style>
    <style:style style:name="P6" style:family="paragraph" style:parent-style-name="Standard" style:list-style-name="WWNum3">
      <style:paragraph-properties fo:margin-left="0.5in" fo:margin-right="0in" fo:margin-top="0in" fo:margin-bottom="0in" loext:contextual-spacing="true" fo:text-indent="-0.25in" style:auto-text-indent="false"/>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officeooo:rsid="00196cfc" officeooo:paragraph-rsid="00196cfc"/>
    </style:style>
    <style:style style:name="T1" style:family="text">
      <style:text-properties style:text-underline-style="none"/>
    </style:style>
    <style:style style:name="T2" style:family="text">
      <style:text-properties style:text-underline-style="none" officeooo:rsid="0018953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qy6in0in9thx"/>Sample task for Data Scientist position at MindTitan </text:p>
      <text:p text:style-name="P1"/>
      <text:p text:style-name="P3"><text:bookmark text:name="_b10v6r309pff"/>Data</text:p>
      <text:p text:style-name="P1">The data provided in this task is engine simulation data where a number of engines were run until failure and data from 21 sensors were recorded from each cycle of the engines.</text:p>
      <text:p text:style-name="P1">The engines start at a different level of wear and as some fail sooner than others the engines have run different number of cycles.</text:p>
      <text:p text:style-name="P1">The data is collected as a number of datasets each with its own engines (meaning engines nr1 in data set X and <text:s/>nr1 in data set Y are not the same engine).</text:p>
      <text:p text:style-name="P1">The data is provided in three files:</text:p>
      <text:list xml:id="list1729014029" text:style-name="WWNum3">
        <text:list-item>
          <text:p text:style-name="P6">test.csv - test runs of the engines</text:p>
        </text:list-item>
        <text:list-item>
          <text:p text:style-name="P6">train.csv - <text:s/>train runs of the engines</text:p>
        </text:list-item>
        <text:list-item>
          <text:p text:style-name="P6">RUL.csv - remaining useful life. This corresponds to test.csv and hold data on the number of cycles left in each engine before failure.</text:p>
        </text:list-item>
      </text:list>
      <text:p text:style-name="P1">The features in the tables are as follows:</text:p>
      <text:list xml:id="list4179216537" text:style-name="WWNum1">
        <text:list-item>
          <text:p text:style-name="P7">Dataset name</text:p>
        </text:list-item>
        <text:list-item>
          <text:p text:style-name="P7">Unit number</text:p>
        </text:list-item>
        <text:list-item>
          <text:p text:style-name="P7">time, in cycles</text:p>
        </text:list-item>
        <text:list-item>
          <text:p text:style-name="P7">operational setting 1 - 3</text:p>
        </text:list-item>
        <text:list-item>
          <text:p text:style-name="P7">sensor measurement 1 - 21</text:p>
        </text:list-item>
      </text:list>
      <text:p text:style-name="P3"><text:bookmark text:name="_gf3wj1fu6zie"/>Task</text:p>
      <text:p text:style-name="P1">The client is looking for a way to predict failures to minimize possible damages and thus costs. Assuming that they can monitor these sensors in real time they could roll the engine into maintenance early enough to avoid catastrophic failure.</text:p>
      <text:p text:style-name="P1">It is up to you to devise a way to predict the number of cycles an engine has left in it.</text:p>
      <text:p text:style-name="P3"><text:bookmark text:name="_73c52ylygm0d"/>Deliverables</text:p>
      <text:p text:style-name="P1"/>
      <text:list xml:id="list514955714" text:style-name="WWNum2">
        <text:list-item>
          <text:p text:style-name="P8">Source code for data tranformation and any feature engineering you did.<text:span text:style-name="T1"> </text:span><text:span text:style-name="T2">All code should be written in Python.</text:span></text:p>
        </text:list-item>
        <text:list-item>
          <text:p text:style-name="P8">Readme explaining your approach, what you did, what you tried, why those choices.</text:p>
        </text:list-item>
        <text:list-item>
          <text:p text:style-name="P8">Short overview of the results.</text:p>
        </text:list-item>
      </text:list>
      <text:p text:style-name="P1"/>
      <text:p text:style-name="P10">If you hand in the deliverables as a repo, please use a private repo (e.g. Gitlab). </text:p>
      <text:p text:style-name="P1"/>
      <text:p text:style-name="P2">Have f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2T09:51:27.298547035</dc:date>
    <meta:editing-duration>PT13M14S</meta:editing-duration>
    <meta:editing-cycles>3</meta:editing-cycles>
    <meta:generator>LibreOffice/6.0.4.2$Linux_X86_64 LibreOffice_project/00m0$Build-2</meta:generator>
    <meta:document-statistic meta:table-count="0" meta:image-count="0" meta:object-count="0" meta:page-count="1" meta:paragraph-count="24" meta:word-count="294" meta:character-count="1569" meta:non-whitespace-character-count="1306"/>
  </office:meta>
</office:document-meta>
</file>